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 style:list-style-name="L14">
      <style:graphic-properties fo:min-height="13.75cm"/>
    </style:style>
    <style:style style:name="pr10" style:family="presentation" style:parent-style-name="midnightblue-outline1" style:list-style-name="L15">
      <style:graphic-properties fo:min-height="13.75cm"/>
    </style:style>
    <style:style style:name="pr11" style:family="presentation" style:parent-style-name="midnightblue-outline1" style:list-style-name="L9">
      <style:graphic-properties fo:min-height="13.75cm"/>
    </style:style>
    <style:style style:name="pr12" style:family="presentation" style:parent-style-name="midnightblue-outline1" style:list-style-name="L10">
      <style:graphic-properties fo:min-height="13.75cm"/>
    </style:style>
    <style:style style:name="pr13" style:family="presentation" style:parent-style-name="midnightblue-outline1" style:list-style-name="L13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size-complex="32pt"/>
    </style:style>
    <style:style style:name="P3" style:family="paragraph">
      <style:text-properties fo:font-size="28pt"/>
    </style:style>
    <style:style style:name="T1" style:family="text">
      <style:text-properties fo:font-size="28pt" fo:font-weight="bold" style:font-size-asian="28pt" style:font-size-complex="32pt"/>
    </style:style>
    <style:style style:name="T2" style:family="text">
      <style:text-properties fo:font-size="60pt" fo:font-weight="bold" style:font-size-asian="28pt" style:font-size-complex="32pt"/>
    </style:style>
    <style:style style:name="T3" style:family="text">
      <style:text-properties fo:color="#c0392b" fo:font-size="28pt" fo:font-weight="bold" style:font-size-asian="28pt" style:font-size-complex="32pt"/>
    </style:style>
    <style:style style:name="T4" style:family="text">
      <style:text-properties fo:font-size="24pt" fo:font-weight="bold" style:font-size-asian="28pt" style:font-size-complex="32pt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/>
        <style:text-properties fo:color="#16a085" fo:font-size="100%"/>
      </text:list-level-style-number>
      <text:list-level-style-number text:level="2" style:num-suffix="." style:num-format="1">
        <style:list-level-properties text:space-before="1.5cm"/>
        <style:text-properties fo:color="#16a085" fo:font-size="100%"/>
      </text:list-level-style-number>
      <text:list-level-style-number text:level="3" style:num-suffix="." style:num-format="1">
        <style:list-level-properties text:space-before="2.8cm"/>
        <style:text-properties fo:color="#16a085" fo:font-size="100%"/>
      </text:list-level-style-number>
      <text:list-level-style-number text:level="4" style:num-suffix="." style:num-format="1">
        <style:list-level-properties text:space-before="4.2cm"/>
        <style:text-properties fo:color="#16a085" fo:font-size="100%"/>
      </text:list-level-style-number>
      <text:list-level-style-number text:level="5" style:num-suffix="." style:num-format="1">
        <style:list-level-properties text:space-before="5.4cm"/>
        <style:text-properties fo:color="#16a085" fo:font-size="100%"/>
      </text:list-level-style-number>
      <text:list-level-style-number text:level="6" style:num-suffix="." style:num-format="1">
        <style:list-level-properties text:space-before="6.6cm"/>
        <style:text-properties fo:color="#16a085" fo:font-size="100%"/>
      </text:list-level-style-number>
      <text:list-level-style-number text:level="7" style:num-suffix="." style:num-format="1">
        <style:list-level-properties text:space-before="7.8cm"/>
        <style:text-properties fo:color="#16a085" fo:font-size="100%"/>
      </text:list-level-style-number>
      <text:list-level-style-number text:level="8" style:num-suffix="." style:num-format="1">
        <style:list-level-properties text:space-before="9cm"/>
        <style:text-properties fo:color="#16a085" fo:font-size="100%"/>
      </text:list-level-style-number>
      <text:list-level-style-number text:level="9" style:num-suffix="." style:num-format="1">
        <style:list-level-properties text:space-before="10.2cm"/>
        <style:text-properties fo:color="#16a085" fo:font-size="100%"/>
      </text:list-level-style-number>
      <text:list-level-style-number text:level="10" style:num-suffix="." style:num-format="1">
        <style:list-level-properties text:space-before="11.4cm"/>
        <style:text-properties fo:color="#16a085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16a085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16a085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16a085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392b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c0392b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0392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0392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0392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392b" fo:font-size="45%"/>
      </text:list-level-style-bullet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1c40f" fo:font-size="100%"/>
      </text:list-level-style-number>
    </text:list-style>
    <text:list-style style:name="L14">
      <text:list-level-style-number text:level="1" style:num-suffix="." style:num-format="1" text:start-value="3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c0392b" fo:font-size="100%"/>
      </text:list-level-style-number>
    </text:list-style>
    <text:list-style style:name="L15">
      <text:list-level-style-number text:level="1" style:num-suffix="." style:num-format="1" text:start-value="4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c0392b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5.784cm" presentation:class="title" presentation:user-transformed="true">
          <draw:text-box>
            <text:p>Robust Detection by<text:line-break/>Feature Match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ast improvements and problems 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Before doing difference between rectified </text:span><text:span text:style-name="T1">scene portion and template, equalize them. </text:span><text:span text:style-name="T1">Then use differences histogram to discard </text:span><text:span text:style-name="T1">wrong matches.</text:span></text:p>
              </text:list-item>
            </text:list>
            <text:list text:style-name="L3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2">DONE</text:span></text:p>
                <text:p text:style-name="P2"><text:span text:style-name="T1"/></text:p>
                <text:p text:style-name="P2"><text:span text:style-name="T1"/></text:p>
                <text:p text:style-name="P2"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3.5cm" svg:x="1cm" svg:y="9.2cm" presentation:class="outline" presentation:user-transformed="true">
          <draw:text-box>
            <text:list text:style-name="L3">
              <text:list-header>
                <text:p text:style-name="P2"><text:span text:style-name="T1">When an image with low colors intensities </text:span><text:span text:style-name="T1">variance is equalized, it doesn’t work very </text:span><text:span text:style-name="T1">wel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14.4cm" svg:x="1cm" svg:y="5.1cm" presentation:class="outline" presentation:user-transformed="true">
          <draw:text-box>
            <text:list text:style-name="L4">
              <text:list-item>
                <text:p text:style-name="P2"><text:span text:style-name="T1"><text:s/></text:span><text:span text:style-name="T1">Degenerate homography check done using </text:span><text:span text:style-name="T1">Simone’s hint. </text:span></text:p>
              </text:list-item>
            </text:list>
            <text:list text:style-name="L3">
              <text:list-header>
                <text:p text:style-name="P2"><text:span text:style-name="T4">Hint taken from “Automatic Homographic </text:span><text:span text:style-name="T4">Registration of a Pair of Images, with A Contrario </text:span><text:span text:style-name="T4">Elimination of Outliers” by Lionel Moisan, Pierre </text:span><text:span text:style-name="T4">Moulon, Pascal Monasse.</text:span></text:p>
                <text:p text:style-name="P2"><text:span text:style-name="T4"/></text:p>
                <text:p text:style-name="P2"><text:span text:style-name="T2">DONE</text:span></text:p>
                <text:p text:style-name="P2"><text:span text:style-name="T4"/></text:p>
                <text:p text:style-name="P2"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2.9cm" svg:x="1cm" svg:y="9.6cm" presentation:class="outline" presentation:user-transformed="true">
          <draw:text-box>
            <text:list text:style-name="L3">
              <text:list-header>
                <text:p text:style-name="P2"><text:span text:style-name="T1">Singular values ratio threshold to be used </text:span><text:span text:style-name="T1">changes a lot among different imag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9" draw:text-style-name="P2" draw:layer="layout" svg:width="26cm" svg:height="10cm" svg:x="1cm" svg:y="5.8cm" presentation:class="outline" presentation:user-transformed="true">
          <draw:text-box>
            <text:list text:style-name="L5">
              <text:list-item>
                <text:p text:style-name="P2"><text:span text:style-name="T1"><text:s/></text:span><text:span text:style-name="T1">Self-similar features used to recover </text:span><text:span text:style-name="T1">possible good matches that didn’t pass the </text:span><text:span text:style-name="T1">ratio test.</text:span></text:p>
              </text:list-item>
            </text:list>
            <text:list text:style-name="L6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2">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0" draw:text-style-name="P2" draw:layer="layout" svg:width="26cm" svg:height="9.5cm" svg:x="1cm" svg:y="6.5cm" presentation:class="outline" presentation:user-transformed="true">
          <draw:text-box>
            <text:list text:style-name="L7">
              <text:list-item>
                <text:p text:style-name="P2"><text:span text:style-name="T1"><text:s/></text:span><text:span text:style-name="T1">Non planar objects trials.</text:span></text:p>
              </text:list-item>
            </text:list>
            <text:list text:style-name="L8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2">NOT 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1" draw:text-style-name="P3" draw:layer="layout" svg:width="26cm" svg:height="8.5cm" svg:x="1cm" svg:y="7.5cm" presentation:class="outline" presentation:user-transformed="true">
          <draw:text-box>
            <text:list text:style-name="L9">
              <text:list-item>
                <text:p text:style-name="P3"><text:span text:style-name="T5"><text:s/></text:span><text:span text:style-name="T1">If the number of self-similar matches is </text:span><text:span text:style-name="T1">greater than the number of the other </text:span><text:span text:style-name="T1">matches, the Gaussian of the distances is </text:span><text:span text:style-name="T1">biased towards the self-similar matches, </text:span><text:span text:style-name="T1">and then is more difficult, if not impossible, </text:span><text:span text:style-name="T1">find self-similar matches as Gaussian </text:span><text:span text:style-name="T1">outli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2" draw:text-style-name="P3" draw:layer="layout" svg:width="26cm" svg:height="13.7cm" svg:x="1cm" svg:y="5.2cm" presentation:class="outline" presentation:user-transformed="true">
          <draw:text-box>
            <text:list text:style-name="L10">
              <text:list-item>
                <text:p text:style-name="P3"><text:span text:style-name="T5"><text:s/></text:span><text:span text:style-name="T1">We noticed that inside an execution of our </text:span><text:span text:style-name="T1">algorithm, the homographies are selected </text:span><text:span text:style-name="T1">by RANSAC in a deterministic way.</text:span></text:p>
                <text:p text:style-name="P3"><text:span text:style-name="T4">For example:</text:span></text:p>
              </text:list-item>
            </text:list>
            <text:list text:style-name="L11">
              <text:list-item>
                <text:p text:style-name="P3"><text:span text:style-name="T4">Execute RANSAC</text:span></text:p>
              </text:list-item>
              <text:list-item>
                <text:p text:style-name="P3"><text:span text:style-name="T4">Homography found is bad, so discarded</text:span></text:p>
              </text:list-item>
              <text:list-item>
                <text:p text:style-name="P3"><text:span text:style-name="T4">Re-execute RANSAC</text:span></text:p>
              </text:list-item>
              <text:list-item>
                <text:p text:style-name="P3"><text:span text:style-name="T4">Homography found is the same as before!!!</text:span></text:p>
                <text:p text:style-name="P3"><text:span text:style-name="T4">We need to do something in order to avoid that </text:span><text:span text:style-name="T4">the next homography is equal to the discarded </text:span><text:span text:style-name="T4">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7" draw:text-style-name="P2" draw:layer="layout" svg:width="26cm" svg:height="14.5cm" svg:x="1cm" svg:y="5cm" presentation:class="outline" presentation:user-transformed="true">
          <draw:text-box>
            <text:list text:style-name="L3">
              <text:list-header>
                <text:p text:style-name="P2"><text:span text:style-name="T1">We solved this by eliminating the farthest </text:span><text:span text:style-name="T1">inlier of the bad homography before re-</text:span><text:span text:style-name="T1">executing RANSAC.</text:span></text:p>
                <text:p text:style-name="P2"><text:span text:style-name="T1"/></text:p>
                <text:p text:style-name="P2"><text:span text:style-name="T1">The eliminated points are re-inserted after </text:span><text:span text:style-name="T1">that a good homography is found.</text:span></text:p>
                <text:p text:style-name="P2"><text:span text:style-name="T1"/></text:p>
                <text:p text:style-name="P2"><text:span text:style-name="T1">This is not a good way to proceed because </text:span><text:span text:style-name="T1">if:</text:span></text:p>
              </text:list-header>
            </text:list>
            <text:list text:style-name="L12">
              <text:list-item>
                <text:p text:style-name="P2"><text:span text:style-name="T1">The eliminated points belong to a good </text:span><text:span text:style-name="T1">homograph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AN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We found this homography while the points </text:span><text:span text:style-name="T1">are temporary out</text:span></text:p>
              </text:list-item>
            </text:list>
            <text:list text:style-name="L3">
              <text:list-header>
                <text:p text:style-name="P2"><text:span text:style-name="T1">We don’t use them to compute it and so the </text:span><text:span text:style-name="T1">homography is not good at bes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3" draw:text-style-name="P2" draw:layer="layout" svg:width="26cm" svg:height="8cm" svg:x="1cm" svg:y="7.1cm" presentation:class="outline" presentation:user-transformed="true">
          <draw:text-box>
            <text:list text:style-name="L13">
              <text:list-item>
                <text:p text:style-name="P2"><text:span text:style-name="T1"><text:s/></text:span><text:span text:style-name="T1">We noticed that the openCV SIFT-</text:span><text:span text:style-name="T1">descriptors detector transforms the image </text:span><text:span text:style-name="T1">in grayscale before calculating them.</text:span></text:p>
                <text:p text:style-name="P2"><text:span text:style-name="T1"/></text:p>
                <text:p text:style-name="P2"><text:span text:style-name="T1">Could be useful computing SIFT-descriptors </text:span><text:span text:style-name="T1">for each RGB chann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34:20.755263542</meta:creation-date>
    <meta:editing-duration>PT33M28S</meta:editing-duration>
    <meta:editing-cycles>15</meta:editing-cycles>
    <meta:generator>LibreOffice/5.1.6.2$Linux_X86_64 LibreOffice_project/10m0$Build-2</meta:generator>
    <dc:date>2018-04-09T18:35:31.426446537</dc:date>
    <meta:document-statistic meta:object-count="92"/>
    <meta:template xlink:type="simple" xlink:actuate="onRequest" xlink:title="Midnightblue" xlink:href="../../../../../../../../../../../../../../../usr/lib/libreoffice/share/template/common/presnt/Midnightblue.otp" meta:date="2018-04-09T16:34:20.1824949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